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TimeWeavingConfiguration.setImportMetadata( AnnotationMetadata import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adTimeWeavingConfiguration.setLoadTimeWeavingConfigurer( LoadTimeWeavingConfigurer ltw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TimeWeavingConfiguration.loadTimeWeav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adTimeWeavingConfiguration.setBeanClassLoader(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